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 style:list-style-name="L1"/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Inserisci registro attività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mpiegato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accede al sistema e viene riconosciuto come impiegato asilo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1928673060" text:style-name="Numerazione_20_UC">
              <text:list-item text:start-value="1">
                <text:p text:style-name="Azione_20_attore">L'impiegato accede all'area per inserire i dati delle attività di un tirocinante nel registro.</text:p>
              </text:list-item>
              <text:list-item>
                <text:p text:style-name="Azione_20_sistema">Il sistema visualizza una nuova scheda per inserire le attività del tirocinante0 con i relativi campi (Data, Ora inizio, Ora fine, descrizione).</text:p>
              </text:list-item>
              <text:list-item>
                <text:p text:style-name="Azione_20_attore">L'impiegato compila i campi e conferma.</text:p>
              </text:list-item>
              <text:list-item>
                <text:p text:style-name="Azione_20_sistema">Il sistema riceve la form con i campi compilati e li inserisce nel database.</text:p>
              </text:list-item>
              <text:list-item>
                <text:p text:style-name="Azione_20_sistema">Il sistema invia un messaggio di avvenuta inserimento all'impiegato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sistema mostra i nuovi d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1749260325" text:style-name="L1">
              <text:list-item text:start-value="1">
                <text:p text:style-name="P3">Il sistema mostra all'utente un messaggio di errore che indica l'errore verificatosi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eve visualizzare tutte le form entro 20 secondi dalla richiesta.</text:p>
            <text:p text:style-name="Table_20_Contents">Il sistema deve visualizzare il messaggio di errore o la fascia oraria aggiornata entro 20 secondi dalla conferma delle modifiche.</text:p>
          </table:table-cell>
        </table:table-row>
      </table:table>
      <text:p text:style-name="Caption">UC_M_31_Inserisci registro attività tirocina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T1M57S</meta:editing-duration>
    <meta:editing-cycles>9</meta:editing-cycles>
    <meta:generator>LibreOffice/3.5$Linux_X86_64 LibreOffice_project/350m1$Build-2</meta:generator>
    <dc:date>2012-11-16T21:12:24</dc:date>
    <meta:document-statistic meta:table-count="1" meta:image-count="0" meta:object-count="0" meta:page-count="1" meta:paragraph-count="22" meta:word-count="160" meta:character-count="556" meta:non-whitespace-character-count="930"/>
  </office:meta>
</office:document-meta>
</file>